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5.59pt"/>
    </style:style>
    <style:style style:name="co4" style:family="table-column">
      <style:table-column-properties fo:break-before="auto" style:column-width="100.01pt"/>
    </style:style>
    <style:style style:name="co5" style:family="table-column">
      <style:table-column-properties fo:break-before="auto" style:column-width="82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129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31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47.13pt" svg:height="194.97pt" svg:x="425.31pt" svg:y="87.05pt">
            <draw:object draw:notify-on-update-of-ranges="Sheet1.A19:Sheet1.A19 Sheet1.A20:Sheet1.A25 Sheet1.B19:Sheet1.B19 Sheet1.B20:Sheet1.B25 Sheet1.A19:Sheet1.A19 Sheet1.A20:Sheet1.A25 Sheet1.C19:Sheet1.C19 Sheet1.C20:Sheet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2" table:number-columns-repeated="1015" table:default-cell-style-name="ce1"/>
        <table:table-row table:style-name="ro1">
          <table:table-cell table:number-columns-repeated="1022"/>
        </table:table-row>
        <table:table-row table:style-name="ro1">
          <table:table-cell table:style-name="ce3" office:value-type="string" calcext:value-type="string">
            <text:p>LED Level</text:p>
          </table:table-cell>
          <table:table-cell table:style-name="ce3" office:value-type="string" calcext:value-type="string">
            <text:p>Resistance</text:p>
          </table:table-cell>
          <table:table-cell table:style-name="ce3" office:value-type="string" calcext:value-type="string">
            <text:p>Ref Voltage</text:p>
          </table:table-cell>
          <table:table-cell table:style-name="ce3" office:value-type="string" calcext:value-type="string">
            <text:p>ECG Signal Voltage</text:p>
          </table:table-cell>
          <table:table-cell table:style-name="ce3" office:value-type="string" calcext:value-type="string">
            <text:p>Bat Voltage</text:p>
          </table:table-cell>
          <table:table-cell table:style-name="ce3" table:number-columns-repeated="2"/>
          <table:table-cell office:value-type="string" calcext:value-type="string">
            <text:p>RN9A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y</text:p>
          </table:table-cell>
          <table:table-cell table:style-name="ce4" office:value-type="float" office:value="18000" calcext:value-type="float">
            <text:p>180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in is ~4.75</text:p>
          </table:table-cell>
          <table:table-cell table:style-name="ce4"/>
          <table:table-cell office:value-type="float" office:value="10000" calcext:value-type="float">
            <text:p>10000</text:p>
          </table:table-cell>
          <table:table-cell office:value-type="string" calcext:value-type="string">
            <text:p>Rati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1</text:p>
          </table:table-cell>
          <table:table-cell table:style-name="ce4" office:value-type="float" office:value="2700" calcext:value-type="float">
            <text:p>2700</text:p>
          </table:table-cell>
          <table:table-cell table:style-name="ce12" table:formula="of:=[.C3]-[.$B3]*[.C$16]" office:value-type="float" office:value="3.11320754716981" calcext:value-type="float">
            <text:p>3.11</text:p>
          </table:table-cell>
          <table:table-cell table:style-name="ce12" table:formula="of:=IF([.D$3]&gt;[.C4];&quot;ON&quot;;&quot;OFF&quot;)" office:value-type="string" office:string-value="OFF" calcext:value-type="string">
            <text:p>OFF</text:p>
          </table:table-cell>
          <table:table-cell table:style-name="ce12" table:formula="of:=IF([.E$3]*[.I$4]&gt;[.C4];&quot;ON&quot;;&quot;OFF&quot;)" office:value-type="string" office:string-value="OFF" calcext:value-type="string">
            <text:p>OFF</text:p>
          </table:table-cell>
          <table:table-cell table:style-name="ce12" table:number-columns-repeated="2"/>
          <table:table-cell office:value-type="string" calcext:value-type="string">
            <text:p>RN9B</text:p>
          </table:table-cell>
          <table:table-cell table:formula="of:=[.H5]/([.H3]+[.H5])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2</text:p>
          </table:table-cell>
          <table:table-cell table:style-name="ce4" office:value-type="float" office:value="2700" calcext:value-type="float">
            <text:p>2700</text:p>
          </table:table-cell>
          <table:table-cell table:style-name="ce12" table:formula="of:=[.C4]-[.$B4]*[.C$16]" office:value-type="float" office:value="2.83018867924528" calcext:value-type="float">
            <text:p>2.83</text:p>
          </table:table-cell>
          <table:table-cell table:style-name="ce12" table:formula="of:=IF([.D$3]&gt;[.C5];&quot;ON&quot;;&quot;OFF&quot;)" office:value-type="string" office:string-value="ON" calcext:value-type="string">
            <text:p>ON</text:p>
          </table:table-cell>
          <table:table-cell table:style-name="ce12" table:formula="of:=IF([.E$3]*[.I$4]&gt;[.C5];&quot;ON&quot;;&quot;OFF&quot;)" office:value-type="string" office:string-value="ON" calcext:value-type="string">
            <text:p>ON</text:p>
          </table:table-cell>
          <table:table-cell table:style-name="ce12" table:number-columns-repeated="2"/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3</text:p>
          </table:table-cell>
          <table:table-cell table:style-name="ce4" office:value-type="float" office:value="2700" calcext:value-type="float">
            <text:p>2700</text:p>
          </table:table-cell>
          <table:table-cell table:style-name="ce12" table:formula="of:=[.C5]-[.$B5]*[.C$16]" office:value-type="float" office:value="2.54716981132075" calcext:value-type="float">
            <text:p>2.55</text:p>
          </table:table-cell>
          <table:table-cell table:style-name="ce12" table:formula="of:=IF([.D$3]&gt;[.C6];&quot;ON&quot;;&quot;OFF&quot;)" office:value-type="string" office:string-value="ON" calcext:value-type="string">
            <text:p>ON</text:p>
          </table:table-cell>
          <table:table-cell table:style-name="ce12" table:formula="of:=IF([.E$3]*[.I$4]&gt;[.C6];&quot;ON&quot;;&quot;OFF&quot;)" office:value-type="string" office:string-value="ON" calcext:value-type="string">
            <text:p>ON</text:p>
          </table:table-cell>
          <table:table-cell table:style-name="ce12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R4</text:p>
          </table:table-cell>
          <table:table-cell table:style-name="ce4" office:value-type="float" office:value="2700" calcext:value-type="float">
            <text:p>2700</text:p>
          </table:table-cell>
          <table:table-cell table:style-name="ce12" table:formula="of:=[.C6]-[.$B6]*[.C$16]" office:value-type="float" office:value="2.26415094339623" calcext:value-type="float">
            <text:p>2.26</text:p>
          </table:table-cell>
          <table:table-cell table:style-name="ce12" table:formula="of:=IF([.D$3]&gt;[.C7];&quot;ON&quot;;&quot;OFF&quot;)" office:value-type="string" office:string-value="ON" calcext:value-type="string">
            <text:p>ON</text:p>
          </table:table-cell>
          <table:table-cell table:style-name="ce12" table:formula="of:=IF([.E$3]*[.I$4]&gt;[.C7];&quot;ON&quot;;&quot;OFF&quot;)" office:value-type="string" office:string-value="ON" calcext:value-type="string">
            <text:p>ON</text:p>
          </table:table-cell>
          <table:table-cell table:style-name="ce12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R5</text:p>
          </table:table-cell>
          <table:table-cell table:style-name="ce4" office:value-type="float" office:value="2700" calcext:value-type="float">
            <text:p>2700</text:p>
          </table:table-cell>
          <table:table-cell table:style-name="ce12" table:formula="of:=[.C7]-[.$B7]*[.C$16]" office:value-type="float" office:value="1.9811320754717" calcext:value-type="float">
            <text:p>1.98</text:p>
          </table:table-cell>
          <table:table-cell table:style-name="ce12" table:formula="of:=IF([.D$3]&gt;[.C8];&quot;ON&quot;;&quot;OFF&quot;)" office:value-type="string" office:string-value="ON" calcext:value-type="string">
            <text:p>ON</text:p>
          </table:table-cell>
          <table:table-cell table:style-name="ce12" table:formula="of:=IF([.E$3]*[.I$4]&gt;[.C8];&quot;ON&quot;;&quot;OFF&quot;)" office:value-type="string" office:string-value="ON" calcext:value-type="string">
            <text:p>ON</text:p>
          </table:table-cell>
          <table:table-cell table:style-name="ce12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R6</text:p>
          </table:table-cell>
          <table:table-cell table:style-name="ce4" office:value-type="float" office:value="2700" calcext:value-type="float">
            <text:p>2700</text:p>
          </table:table-cell>
          <table:table-cell table:style-name="ce12" table:formula="of:=[.C8]-[.$B8]*[.C$16]" office:value-type="float" office:value="1.69811320754717" calcext:value-type="float">
            <text:p>1.70</text:p>
          </table:table-cell>
          <table:table-cell table:style-name="ce12" table:formula="of:=IF([.D$3]&gt;[.C9];&quot;ON&quot;;&quot;OFF&quot;)" office:value-type="string" office:string-value="ON" calcext:value-type="string">
            <text:p>ON</text:p>
          </table:table-cell>
          <table:table-cell table:style-name="ce12" table:formula="of:=IF([.E$3]*[.I$4]&gt;[.C9];&quot;ON&quot;;&quot;OFF&quot;)" office:value-type="string" office:string-value="ON" calcext:value-type="string">
            <text:p>ON</text:p>
          </table:table-cell>
          <table:table-cell table:style-name="ce12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R7</text:p>
          </table:table-cell>
          <table:table-cell table:style-name="ce4" office:value-type="float" office:value="2700" calcext:value-type="float">
            <text:p>2700</text:p>
          </table:table-cell>
          <table:table-cell table:style-name="ce12" table:formula="of:=[.C9]-[.$B9]*[.C$16]" office:value-type="float" office:value="1.41509433962264" calcext:value-type="float">
            <text:p>1.42</text:p>
          </table:table-cell>
          <table:table-cell table:style-name="ce12" table:formula="of:=IF([.D$3]&gt;[.C10];&quot;ON&quot;;&quot;OFF&quot;)" office:value-type="string" office:string-value="ON" calcext:value-type="string">
            <text:p>ON</text:p>
          </table:table-cell>
          <table:table-cell table:style-name="ce12" table:formula="of:=IF([.E$3]*[.I$4]&gt;[.C10];&quot;ON&quot;;&quot;OFF&quot;)" office:value-type="string" office:string-value="ON" calcext:value-type="string">
            <text:p>ON</text:p>
          </table:table-cell>
          <table:table-cell table:style-name="ce12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R8</text:p>
          </table:table-cell>
          <table:table-cell table:style-name="ce4" office:value-type="float" office:value="2700" calcext:value-type="float">
            <text:p>2700</text:p>
          </table:table-cell>
          <table:table-cell table:style-name="ce12" table:formula="of:=[.C10]-[.$B10]*[.C$16]" office:value-type="float" office:value="1.13207547169811" calcext:value-type="float">
            <text:p>1.13</text:p>
          </table:table-cell>
          <table:table-cell table:style-name="ce12" table:formula="of:=IF([.D$3]&gt;[.C11];&quot;ON&quot;;&quot;OFF&quot;)" office:value-type="string" office:string-value="ON" calcext:value-type="string">
            <text:p>ON</text:p>
          </table:table-cell>
          <table:table-cell table:style-name="ce12" table:formula="of:=IF([.E$3]*[.I$4]&gt;[.C11];&quot;ON&quot;;&quot;OFF&quot;)" office:value-type="string" office:string-value="ON" calcext:value-type="string">
            <text:p>ON</text:p>
          </table:table-cell>
          <table:table-cell table:style-name="ce12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R9</text:p>
          </table:table-cell>
          <table:table-cell table:style-name="ce4" office:value-type="float" office:value="2700" calcext:value-type="float">
            <text:p>2700</text:p>
          </table:table-cell>
          <table:table-cell table:style-name="ce12" table:formula="of:=[.C11]-[.$B11]*[.C$16]" office:value-type="float" office:value="0.849056603773585" calcext:value-type="float">
            <text:p>0.85</text:p>
          </table:table-cell>
          <table:table-cell table:style-name="ce12" table:formula="of:=IF([.D$3]&gt;[.C12];&quot;ON&quot;;&quot;OFF&quot;)" office:value-type="string" office:string-value="ON" calcext:value-type="string">
            <text:p>ON</text:p>
          </table:table-cell>
          <table:table-cell table:style-name="ce12" table:formula="of:=IF([.E$3]*[.I$4]&gt;[.C12];&quot;ON&quot;;&quot;OFF&quot;)" office:value-type="string" office:string-value="ON" calcext:value-type="string">
            <text:p>ON</text:p>
          </table:table-cell>
          <table:table-cell table:style-name="ce12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R10</text:p>
          </table:table-cell>
          <table:table-cell table:style-name="ce4" office:value-type="float" office:value="2700" calcext:value-type="float">
            <text:p>2700</text:p>
          </table:table-cell>
          <table:table-cell table:style-name="ce12" table:formula="of:=[.C12]-[.$B12]*[.C$16]" office:value-type="float" office:value="0.566037735849057" calcext:value-type="float">
            <text:p>0.57</text:p>
          </table:table-cell>
          <table:table-cell table:style-name="ce12" table:formula="of:=IF([.D$3]&gt;[.C13];&quot;ON&quot;;&quot;OFF&quot;)" office:value-type="string" office:string-value="ON" calcext:value-type="string">
            <text:p>ON</text:p>
          </table:table-cell>
          <table:table-cell table:style-name="ce12" table:formula="of:=IF([.E$3]*[.I$4]&gt;[.C13];&quot;ON&quot;;&quot;OFF&quot;)" office:value-type="string" office:string-value="ON" calcext:value-type="string">
            <text:p>ON</text:p>
          </table:table-cell>
          <table:table-cell table:style-name="ce12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RX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IF([.D$3]&gt;[.C14];&quot;ON&quot;;&quot;OFF&quot;)" office:value-type="string" office:string-value="ON" calcext:value-type="string">
            <text:p>ON</text:p>
          </table:table-cell>
          <table:table-cell table:style-name="ce12" table:formula="of:=IF([.E$3]*[.I$4]&gt;[.C14];&quot;ON&quot;;&quot;OFF&quot;)" office:value-type="string" office:string-value="ON" calcext:value-type="string">
            <text:p>ON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Total Resistance</text:p>
          </table:table-cell>
          <table:table-cell table:style-name="ce4" table:formula="of:=SUM([.B3:.B14])" office:value-type="float" office:value="47700" calcext:value-type="float">
            <text:p>47700</text:p>
          </table:table-cell>
          <table:table-cell table:style-name="ce4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Total Current</text:p>
          </table:table-cell>
          <table:table-cell table:style-name="ce4"/>
          <table:table-cell table:style-name="ce13" table:formula="of:=[.C3]/[.$B15]" office:value-type="float" office:value="0.00010482180293501" calcext:value-type="float">
            <text:p>0.0001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table:formula="of:=[.E$20]*([.A20]*[.E$21]-[.E$23]*[.E$19])/[.E$22]" office:value-type="float" office:value="5.45359512771566" calcext:value-type="float">
            <text:p>5.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5.75" calcext:value-type="float">
            <text:p>5.75</text:p>
          </table:table-cell>
          <table:table-cell table:style-name="ce10" table:formula="of:=[.E$20]*([.A21]*[.E$21]-[.E$23]*[.E$19])/[.E$22]" office:value-type="float" office:value="5.22634305972184" calcext:value-type="float">
            <text:p>5.23</text:p>
          </table:table-cell>
          <table:table-cell/>
          <table:table-cell office:value-type="string" calcext:value-type="string">
            <text:p>R3</text:p>
          </table:table-cell>
          <table:table-cell office:value-type="float" office:value="10000" calcext:value-type="float">
            <text:p>10000</text:p>
          </table:table-cell>
          <table:table-cell table:number-columns-repeated="1017"/>
        </table:table-row>
        <table:table-row table:style-name="ro1">
          <table:table-cell office:value-type="float" office:value="5.5" calcext:value-type="float">
            <text:p>5.5</text:p>
          </table:table-cell>
          <table:table-cell table:style-name="ce10" table:formula="of:=[.E$20]*([.A22]*[.E$21]-[.E$23]*[.E$19])/[.E$22]" office:value-type="float" office:value="4.99909099172803" calcext:value-type="float">
            <text:p>5.00</text:p>
          </table:table-cell>
          <table:table-cell/>
          <table:table-cell office:value-type="string" calcext:value-type="string">
            <text:p>Denom</text:p>
          </table:table-cell>
          <table:table-cell table:formula="of:=[.E19]*[.E20]+[.E20]*[.E21]+[.E21]*[.E19]" office:value-type="float" office:value="110010" calcext:value-type="float">
            <text:p>110010</text:p>
          </table:table-cell>
          <table:table-cell table:number-columns-repeated="1017"/>
        </table:table-row>
        <table:table-row table:style-name="ro1">
          <table:table-cell office:value-type="float" office:value="5.25" calcext:value-type="float">
            <text:p>5.25</text:p>
          </table:table-cell>
          <table:table-cell table:style-name="ce10" table:formula="of:=[.E$20]*([.A23]*[.E$21]-[.E$23]*[.E$19])/[.E$22]" office:value-type="float" office:value="4.77183892373421" calcext:value-type="float">
            <text:p>4.77</text:p>
          </table:table-cell>
          <table:table-cell/>
          <table:table-cell office:value-type="string" calcext:value-type="string">
            <text:p>Negative Voltage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table:formula="of:=[.E$20]*([.A24]*[.E$21]-[.E$23]*[.E$19])/[.E$22]" office:value-type="float" office:value="4.54458685574039" calcext:value-type="float">
            <text:p>4.54</text:p>
          </table:table-cell>
          <table:table-cell table:number-columns-repeated="1020"/>
        </table:table-row>
        <table:table-row table:style-name="ro1">
          <table:table-cell office:value-type="float" office:value="4.75" calcext:value-type="float">
            <text:p>4.75</text:p>
          </table:table-cell>
          <table:table-cell table:style-name="ce10" table:formula="of:=[.E$20]*([.A25]*[.E$21]-[.E$23]*[.E$19])/[.E$22]" office:value-type="float" office:value="4.31733478774657" calcext:value-type="float">
            <text:p>4.3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SLOPE([.B20:.B25];[.A20:.A25])" office:value-type="float" office:value="0.909008271975275" calcext:value-type="float">
            <text:p>0.909008271975275</text:p>
          </table:table-cell>
          <table:table-cell/>
          <table:table-cell office:value-type="string" calcext:value-type="string">
            <text:p>R3 = Total Freedom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1 and R3 less than 10k</text:p>
          </table:table-cell>
          <table:table-cell table:number-columns-repeated="1016"/>
        </table:table-row>
        <table:table-row table:style-name="ro1" table:number-rows-repeated="16">
          <table:table-cell table:number-columns-repeated="1022"/>
        </table:table-row>
        <table:table-row table:style-name="ro1" table:number-rows-repeated="10">
          <table:table-cell table:number-columns-repeated="3"/>
          <table:table-cell table:style-name="ce8"/>
          <table:table-cell table:number-columns-repeated="1018"/>
        </table:table-row>
        <table:table-row table:style-name="ro1" table:number-rows-repeated="104852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4" loext:min-decimal-places="14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 style:data-style-name="N2" text:time-value="19:58:29.26071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21:44:09.136722629</meta:creation-date>
    <dc:date>2018-06-21T20:59:29.090726776</dc:date>
    <meta:editing-duration>PT1H27M28S</meta:editing-duration>
    <meta:editing-cycles>5</meta:editing-cycles>
    <meta:generator>LibreOffice/6.0.1.1$Linux_X86_64 LibreOffice_project/00m0$Build-1</meta:generator>
    <meta:document-statistic meta:table-count="1" meta:cell-count="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47cm" svg:height="6.879cm" xlink:href=".." xlink:type="simple" chart:class="chart:scatter" chart:style-name="ch1">
        <chart:legend chart:legend-position="end" svg:x="10.109cm" svg:y="2.891cm" style:legend-expansion="high" chart:style-name="ch2"/>
        <chart:plot-area chart:style-name="ch3" table:cell-range-address="Sheet1.A19:Sheet1.C25" chart:data-source-has-labels="row" svg:x="0.244cm" svg:y="0.137cm" svg:width="9.621cm" svg:height="6.605cm">
          <chartooo:coordinate-region svg:x="0.68cm" svg:y="0.336cm" svg:width="8.945cm" svg:height="5.7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0:Sheet1.B25" chart:label-cell-address="Sheet1.B19:Sheet1.B19" chart:class="chart:scatter">
            <chart:domain table:cell-range-address="Sheet1.A20:Sheet1.A25"/>
            <chart:data-point chart:repeated="6"/>
          </chart:series>
          <chart:series chart:style-name="ch7" chart:values-cell-range-address="Sheet1.C20:Sheet1.C25" chart:label-cell-address="Sheet1.C19:Sheet1.C19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</text:p>
                <draw:g>
                  <svg:desc>Sheet1.B19:Sheet1.B19</svg:desc>
                </draw:g>
              </table:table-cell>
              <table:table-cell office:value-type="string">
                <text:p>Want</text:p>
                <draw:g>
                  <svg:desc>Sheet1.C19:Sheet1.C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20:Sheet1.A25</svg:desc>
                </draw:g>
              </table:table-cell>
              <table:table-cell office:value-type="float" office:value="5.45359512771566">
                <text:p>5.45359512771566</text:p>
                <draw:g>
                  <svg:desc>Sheet1.B20:Sheet1.B25</svg:desc>
                </draw:g>
              </table:table-cell>
              <table:table-cell office:value-type="float" office:value="3">
                <text:p>3</text:p>
                <draw:g>
                  <svg:desc>Sheet1.C20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75">
                <text:p>5.75</text:p>
              </table:table-cell>
              <table:table-cell office:value-type="float" office:value="5.22634305972184">
                <text:p>5.22634305972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4.99909099172803">
                <text:p>4.99909099172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25">
                <text:p>5.25</text:p>
              </table:table-cell>
              <table:table-cell office:value-type="float" office:value="4.77183892373421">
                <text:p>4.77183892373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54458685574039">
                <text:p>4.54458685574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5">
                <text:p>4.75</text:p>
              </table:table-cell>
              <table:table-cell office:value-type="float" office:value="4.31733478774657">
                <text:p>4.317334787746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